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"/>
    <style:style style:name="ce3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tage (m)</text:p>
          </table:table-cell>
          <table:table-cell office:value-type="string" calcext:value-type="string">
            <text:p>Salinity (ppt)</text:p>
          </table:table-cell>
          <table:table-cell office:value-type="string" calcext:value-type="string">
            <text:p>Volume (m^3)</text:p>
          </table:table-cell>
          <table:table-cell office:value-type="string" calcext:value-type="string">
            <text:p>Flow (m^3/dt)</text:p>
          </table:table-cell>
          <table:table-cell table:style-name="Default" office:value-type="string" calcext:value-type="string">
            <text:p>Salt mass</text:p>
          </table:table-cell>
          <table:table-cell table:style-name="Default" office:value-type="string" calcext:value-type="string">
            <text:p>Computed</text:p>
          </table:table-cell>
        </table:table-row>
        <table:table-row table:style-name="ro1">
          <table:table-cell office:value-type="string" calcext:value-type="string">
            <text:p>2010-01-01 00:00: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2277036.502" calcext:value-type="float">
            <text:p>42277036.502</text:p>
          </table:table-cell>
          <table:table-cell office:value-type="string" calcext:value-type="string">
            <text:p>NA</text:p>
          </table:table-cell>
          <table:table-cell table:formula="of:=[.C2]*[.D2]*997" office:value-type="float" office:value="1475257188737.29" calcext:value-type="float">
            <text:p>1475257188737</text:p>
          </table:table-cell>
          <table:table-cell table:formula="of:=[.F2]/([.D2]*997)" office:value-type="float" office:value="35" calcext:value-type="float">
            <text:p>35.000</text:p>
          </table:table-cell>
        </table:table-row>
        <table:table-row table:style-name="ro1">
          <table:table-cell office:value-type="string" calcext:value-type="string">
            <text:p>2010-01-01 01:00:00</text:p>
          </table:table-cell>
          <table:table-cell office:value-type="float" office:value="0.026" calcext:value-type="float">
            <text:p>0.026</text:p>
          </table:table-cell>
          <table:table-cell office:value-type="float" office:value="30.417" calcext:value-type="float">
            <text:p>30.417</text:p>
          </table:table-cell>
          <table:table-cell office:value-type="float" office:value="42889422.365" calcext:value-type="float">
            <text:p>42889422.365</text:p>
          </table:table-cell>
          <table:table-cell office:value-type="float" office:value="99828.861" calcext:value-type="float">
            <text:p>99828.861</text:p>
          </table:table-cell>
          <table:table-cell table:formula="of:=[.F2] - [.G2]*[.E3]*[.B$12]*997" office:value-type="float" office:value="1266245502461.59" calcext:value-type="float">
            <text:p>1266245502462</text:p>
          </table:table-cell>
          <table:table-cell table:formula="of:=[.F3]/([.D3]*997)" office:value-type="float" office:value="29.6123286217637" calcext:value-type="float">
            <text:p>29.612</text:p>
          </table:table-cell>
        </table:table-row>
        <table:table-row table:style-name="ro1">
          <table:table-cell office:value-type="string" calcext:value-type="string">
            <text:p>2010-01-01 02:00:00</text:p>
          </table:table-cell>
          <table:table-cell office:value-type="float" office:value="0.027" calcext:value-type="float">
            <text:p>0.027</text:p>
          </table:table-cell>
          <table:table-cell office:value-type="float" office:value="26.442" calcext:value-type="float">
            <text:p>26.442</text:p>
          </table:table-cell>
          <table:table-cell office:value-type="float" office:value="42894206.319" calcext:value-type="float">
            <text:p>42894206.319</text:p>
          </table:table-cell>
          <table:table-cell office:value-type="float" office:value="100113.444" calcext:value-type="float">
            <text:p>100113.444</text:p>
          </table:table-cell>
          <table:table-cell table:formula="of:=[.F3] - [.G3]*[.E4]*[.B$12]*997" office:value-type="float" office:value="1088903596867.09" calcext:value-type="float">
            <text:p>1088903596867</text:p>
          </table:table-cell>
          <table:table-cell table:formula="of:=[.F4]/([.D4]*997)" office:value-type="float" office:value="25.4621831479173" calcext:value-type="float">
            <text:p>25.462</text:p>
          </table:table-cell>
        </table:table-row>
        <table:table-row table:style-name="ro1">
          <table:table-cell office:value-type="string" calcext:value-type="string">
            <text:p>2010-01-01 03:00:00</text:p>
          </table:table-cell>
          <table:table-cell office:value-type="float" office:value="0.027" calcext:value-type="float">
            <text:p>0.027</text:p>
          </table:table-cell>
          <table:table-cell office:value-type="float" office:value="22.987" calcext:value-type="float">
            <text:p>22.987</text:p>
          </table:table-cell>
          <table:table-cell office:value-type="float" office:value="42894771.381" calcext:value-type="float">
            <text:p>42894771.381</text:p>
          </table:table-cell>
          <table:table-cell office:value-type="float" office:value="100125.702" calcext:value-type="float">
            <text:p>100125.702</text:p>
          </table:table-cell>
          <table:table-cell table:formula="of:=[.F4] - [.G4]*[.E5]*[.B$12]*997" office:value-type="float" office:value="936397354552.009" calcext:value-type="float">
            <text:p>936397354552</text:p>
          </table:table-cell>
          <table:table-cell table:formula="of:=[.F5]/([.D5]*997)" office:value-type="float" office:value="21.8957921749568" calcext:value-type="float">
            <text:p>21.896</text:p>
          </table:table-cell>
        </table:table-row>
        <table:table-row table:style-name="ro1">
          <table:table-cell office:value-type="string" calcext:value-type="string">
            <text:p>2010-01-01 04:00:00</text:p>
          </table:table-cell>
          <table:table-cell office:value-type="float" office:value="0.027" calcext:value-type="float">
            <text:p>0.027</text:p>
          </table:table-cell>
          <table:table-cell office:value-type="float" office:value="19.983" calcext:value-type="float">
            <text:p>19.983</text:p>
          </table:table-cell>
          <table:table-cell office:value-type="float" office:value="42894970.214" calcext:value-type="float">
            <text:p>42894970.214</text:p>
          </table:table-cell>
          <table:table-cell office:value-type="float" office:value="100128.656" calcext:value-type="float">
            <text:p>100128.656</text:p>
          </table:table-cell>
          <table:table-cell table:formula="of:=[.F5] - [.G5]*[.E6]*[.B$12]*997" office:value-type="float" office:value="805248211323.64" calcext:value-type="float">
            <text:p>805248211324</text:p>
          </table:table-cell>
          <table:table-cell table:formula="of:=[.F6]/([.D6]*997)" office:value-type="float" office:value="18.8290426819094" calcext:value-type="float">
            <text:p>18.829</text:p>
          </table:table-cell>
        </table:table-row>
        <table:table-row table:style-name="ro1">
          <table:table-cell office:value-type="string" calcext:value-type="string">
            <text:p>2010-01-01 05:00:00</text:p>
          </table:table-cell>
          <table:table-cell office:value-type="float" office:value="0.027" calcext:value-type="float">
            <text:p>0.027</text:p>
          </table:table-cell>
          <table:table-cell office:value-type="float" office:value="17.371" calcext:value-type="float">
            <text:p>17.371</text:p>
          </table:table-cell>
          <table:table-cell office:value-type="float" office:value="42895055.603" calcext:value-type="float">
            <text:p>42895055.603</text:p>
          </table:table-cell>
          <table:table-cell office:value-type="float" office:value="100129.782" calcext:value-type="float">
            <text:p>100129.782</text:p>
          </table:table-cell>
          <table:table-cell table:formula="of:=[.F6] - [.G6]*[.E7]*[.B$12]*997" office:value-type="float" office:value="692466697612.165" calcext:value-type="float">
            <text:p>692466697612</text:p>
          </table:table-cell>
          <table:table-cell table:formula="of:=[.F7]/([.D7]*997)" office:value-type="float" office:value="16.1918509929514" calcext:value-type="float">
            <text:p>16.192</text:p>
          </table:table-cell>
        </table:table-row>
        <table:table-row table:style-name="ro1">
          <table:table-cell office:value-type="string" calcext:value-type="string">
            <text:p>2010-01-01 06:00:00</text:p>
          </table:table-cell>
          <table:table-cell office:value-type="float" office:value="0.027" calcext:value-type="float">
            <text:p>0.027</text:p>
          </table:table-cell>
          <table:table-cell office:value-type="float" office:value="15.101" calcext:value-type="float">
            <text:p>15.101</text:p>
          </table:table-cell>
          <table:table-cell office:value-type="float" office:value="42895095.24" calcext:value-type="float">
            <text:p>42895095.24</text:p>
          </table:table-cell>
          <table:table-cell office:value-type="float" office:value="100130.261" calcext:value-type="float">
            <text:p>100130.261</text:p>
          </table:table-cell>
          <table:table-cell table:formula="of:=[.F7] - [.G7]*[.E8]*[.B$12]*997" office:value-type="float" office:value="595480874620.205" calcext:value-type="float">
            <text:p>595480874620</text:p>
          </table:table-cell>
          <table:table-cell table:formula="of:=[.F8]/([.D8]*997)" office:value-type="float" office:value="13.9240323248272" calcext:value-type="float">
            <text:p>13.924</text:p>
          </table:table-cell>
        </table:table-row>
        <table:table-row table:style-name="ro1">
          <table:table-cell office:value-type="string" calcext:value-type="string">
            <text:p>2010-01-01 07:00:00</text:p>
          </table:table-cell>
          <table:table-cell office:value-type="float" office:value="0.027" calcext:value-type="float">
            <text:p>0.027</text:p>
          </table:table-cell>
          <table:table-cell office:value-type="float" office:value="13.128" calcext:value-type="float">
            <text:p>13.128</text:p>
          </table:table-cell>
          <table:table-cell office:value-type="float" office:value="42895114.684" calcext:value-type="float">
            <text:p>42895114.684</text:p>
          </table:table-cell>
          <table:table-cell office:value-type="float" office:value="100130.481" calcext:value-type="float">
            <text:p>100130.481</text:p>
          </table:table-cell>
          <table:table-cell table:formula="of:=[.F8] - [.G8]*[.E9]*[.B$12]*997" office:value-type="float" office:value="512078630981.282" calcext:value-type="float">
            <text:p>512078630981</text:p>
          </table:table-cell>
          <table:table-cell table:formula="of:=[.F9]/([.D9]*997)" office:value-type="float" office:value="11.9738458151555" calcext:value-type="float">
            <text:p>11.974</text:p>
          </table:table-cell>
        </table:table-row>
        <table:table-row table:style-name="ro1">
          <table:table-cell office:value-type="string" calcext:value-type="string">
            <text:p>2010-01-01 08:00:00</text:p>
          </table:table-cell>
          <table:table-cell office:value-type="float" office:value="0.027" calcext:value-type="float">
            <text:p>0.027</text:p>
          </table:table-cell>
          <table:table-cell office:value-type="float" office:value="11.413" calcext:value-type="float">
            <text:p>11.413</text:p>
          </table:table-cell>
          <table:table-cell office:value-type="float" office:value="42895124.574" calcext:value-type="float">
            <text:p>42895124.574</text:p>
          </table:table-cell>
          <table:table-cell office:value-type="float" office:value="100130.588" calcext:value-type="float">
            <text:p>100130.588</text:p>
          </table:table-cell>
          <table:table-cell table:formula="of:=[.F9] - [.G9]*[.E10]*[.B$12]*997" office:value-type="float" office:value="440357548335.686" calcext:value-type="float">
            <text:p>440357548336</text:p>
          </table:table-cell>
          <table:table-cell table:formula="of:=[.F10]/([.D10]*997)" office:value-type="float" office:value="10.2968018046455" calcext:value-type="float">
            <text:p>10.297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Timesteps per Interval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16:09:38.410093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7T16:18:45.000224511</dc:date>
    <dc:creator>Joseph Park</dc:creator>
    <meta:generator>LibreOffice/4.2.8.2$Linux_X86_64 LibreOffice_project/420m0$Build-2</meta:generator>
    <meta:editing-duration>PT15M14S</meta:editing-duration>
    <meta:editing-cycles>7</meta:editing-cycles>
    <meta:document-statistic meta:table-count="1" meta:cell-count="72" meta:object-count="0"/>
  </office:meta>
</office:document-meta>
</file>